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Source Sans Pro" svg:font-family="'Source Sans Pro'" style:font-family-generic="swiss" style:font-pitch="variable"/>
    <style:font-face style:name="Source Sans Pro1" svg:font-family="'Source Sans Pro', sans-serif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Text_20_body">
      <style:paragraph-properties fo:line-height="100%"/>
      <style:text-properties style:font-name="Courier New" style:text-underline-style="none"/>
    </style:style>
    <style:style style:name="P2" style:family="paragraph" style:parent-style-name="Text_20_body">
      <style:paragraph-properties fo:line-height="100%"/>
      <style:text-properties fo:font-variant="normal" fo:text-transform="none" fo:color="#595959" loext:opacity="100%" style:font-name="Courier New" fo:letter-spacing="normal" style:text-underline-style="none"/>
    </style:style>
    <style:style style:name="T1" style:family="text">
      <style:text-properties fo:font-variant="normal" fo:text-transform="none" fo:color="#595959" loext:opacity="100%" fo:letter-spacing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lexer grammar Tokenizer;</text:p>
      <text:p text:style-name="P2"/>
      <text:p text:style-name="P2">LINE_COMMENT</text:p>
      <text:p text:style-name="P2"><text:tab/>: '/*' .*? ('\n' | EOF) -&gt; skip</text:p>
      <text:p text:style-name="P2"><text:tab/>;</text:p>
      <text:p text:style-name="P1"><text:span text:style-name="T1"/></text:p>
      <text:p text:style-name="P2">MULTILINE_COMMENT</text:p>
      <text:p text:style-name="P2"><text:tab/>: '//*' .*? '*//' -&gt; skip</text:p>
      <text:p text:style-name="P2"><text:tab/>;</text:p>
      <text:p text:style-name="P1"><text:span text:style-name="T1"/></text:p>
      <text:p text:style-name="P2">WHITESPACE</text:p>
      <text:p text:style-name="P2"><text:tab/>: [ \t\r\n]+ -&gt; skip</text:p>
      <text:p text:style-name="P2"><text:tab/>;</text:p>
      <text:p text:style-name="P1"><text:span text:style-name="T1"/></text:p>
      <text:p text:style-name="P2">INT_LITERAL</text:p>
      <text:p text:style-name="P2"><text:tab/>: [0-9]+</text:p>
      <text:p text:style-name="P2"><text:tab/>;</text:p>
      <text:p text:style-name="P1"><text:span text:style-name="T1"/></text:p>
      <text:p text:style-name="P2">REAL_LITERAL</text:p>
      <text:p text:style-name="P2"><text:tab/>:[0-9]+ '.' [0-9]+</text:p>
      <text:p text:style-name="P2"><text:tab/>;</text:p>
      <text:p text:style-name="P1"><text:span text:style-name="T1"/></text:p>
      <text:p text:style-name="P2">CHAR_LITERAL</text:p>
      <text:p text:style-name="P2"><text:tab/>:'\'' ~[\t\r\n] '\''</text:p>
      <text:p text:style-name="P2"><text:tab/>|'\'\\n\''</text:p>
      <text:p text:style-name="P2"><text:s text:c="2"/>;</text:p>
      <text:p text:style-name="P2"><text:tab/></text:p>
      <text:p text:style-name="P2">IDENT</text:p>
      <text:p text:style-name="P2"><text:tab/>:[a-zA-Z_][a-zA-Z0-9_]*</text:p>
      <text:p text:style-name="P2"><text:tab/>;</text:p>
      <text:p text:style-name="P1"><text:span text:style-name="T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Source Sans Pro" svg:font-family="'Source Sans Pro'" style:font-family-generic="swiss" style:font-pitch="variable"/>
    <style:font-face style:name="Source Sans Pro1" svg:font-family="'Source Sans Pro', sans-serif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Noto Sans1" style:font-family-complex="'Noto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Noto Sans1" style:font-family-complex="'Noto Sans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1T08:51:58.599613663</meta:creation-date>
    <meta:generator>LibreOffice/24.2.7.2$Linux_X86_64 LibreOffice_project/420$Build-2</meta:generator>
    <dc:date>2025-05-28T09:37:39.475662526</dc:date>
    <meta:editing-duration>PT48M</meta:editing-duration>
    <meta:editing-cycles>15</meta:editing-cycles>
    <meta:document-statistic meta:table-count="0" meta:image-count="0" meta:object-count="0" meta:page-count="1" meta:paragraph-count="24" meta:word-count="46" meta:character-count="282" meta:non-whitespace-character-count="242"/>
  </office:meta>
</office:document-meta>
</file>